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84c4" officeooo:paragraph-rsid="000e84c4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Défauts:</text:p>
      <text:p text:style-name="P1"><text:span text:style-name="T1">Cannibale</text:span></text:p>
      <text:p text:style-name="P1"><text:span text:style-name="T1">Pue</text:span></text:p>
      <text:p text:style-name="P1"><text:span text:style-name="T1">Ne parle pas / grogne</text:span></text:p>
      <text:p text:style-name="P1"><text:span text:style-name="T1">Lent à apprendre</text:span></text:p>
      <text:p text:style-name="P1"><text:span text:style-name="T1">Boiteux / Borgne</text:span></text:p>
      <text:p text:style-name="P1"><text:span text:style-name="T1">Systematiquement en retard (ne sais pas lire l'heure)</text:span></text:p>
      <text:p text:style-name="P1"><text:span text:style-name="T1">Coeur Tend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2S</meta:editing-duration>
    <meta:editing-cycles>3</meta:editing-cycles>
    <meta:generator>LibreOffice/5.3.6.1$Windows_x86 LibreOffice_project/686f202eff87ef707079aeb7f485847613344eb7</meta:generator>
    <dc:date>2018-03-06T21:21:54.430000000</dc:date>
    <meta:document-statistic meta:table-count="0" meta:image-count="0" meta:object-count="0" meta:page-count="1" meta:paragraph-count="8" meta:word-count="24" meta:character-count="138" meta:non-whitespace-character-count="122"/>
    <meta:user-defined meta:name="Info 1"/>
    <meta:user-defined meta:name="Info 2"/>
    <meta:user-defined meta:name="Info 3"/>
    <meta:user-defined meta:name="Info 4"/>
  </office:meta>
</office:document-meta>
</file>